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-I_curve_R1" table:style-name="ta1">
        <table:shapes>
          <draw:frame draw:z-index="0" draw:style-name="gr1" draw:text-style-name="P1" svg:width="6.3071in" svg:height="4.9571in" svg:x="3.1429in" svg:y="1.7354in">
            <draw:object draw:notify-on-update-of-ranges="'V-I_curve_R1'.C1:'V-I_curve_R1'.C1 'V-I_curve_R1'.C2:'V-I_curve_R1'.C23 'V-I_curve_R1'.D1:'V-I_curve_R1'.D1 'V-I_curve_R1'.D2:'V-I_curve_R1'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V / V</text:p>
          </table:table-cell>
          <table:table-cell office:value-type="string" calcext:value-type="string">
            <text:p>I / uA</text:p>
          </table:table-cell>
          <table:table-cell office:value-type="string" calcext:value-type="string">
            <text:p>I / A</text:p>
          </table:table-cell>
          <table:table-cell office:value-type="string" calcext:value-type="string">
            <text:p>V / 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]*0.000001" office:value-type="float" office:value="0" calcext:value-type="float">
            <text:p>0.00E+00</text:p>
          </table:table-cell>
          <table:table-cell table:formula="of:=[.A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34.1" calcext:value-type="float">
            <text:p>34.1</text:p>
          </table:table-cell>
          <table:table-cell table:formula="of:=[.B3]*0.000001" office:value-type="float" office:value="0.0000341" calcext:value-type="float">
            <text:p>3.41E-05</text:p>
          </table:table-cell>
          <table:table-cell table:formula="of:=[.A3]" office:value-type="float" office:value="0.341" calcext:value-type="float">
            <text:p>0.341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62.9" calcext:value-type="float">
            <text:p>62.9</text:p>
          </table:table-cell>
          <table:table-cell table:formula="of:=[.B4]*0.000001" office:value-type="float" office:value="0.0000629" calcext:value-type="float">
            <text:p>6.29E-05</text:p>
          </table:table-cell>
          <table:table-cell table:formula="of:=[.A4]" office:value-type="float" office:value="0.629" calcext:value-type="float">
            <text:p>0.629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99.9" calcext:value-type="float">
            <text:p>99.9</text:p>
          </table:table-cell>
          <table:table-cell table:formula="of:=[.B5]*0.000001" office:value-type="float" office:value="0.0000999" calcext:value-type="float">
            <text:p>9.99E-05</text:p>
          </table:table-cell>
          <table:table-cell table:formula="of:=[.A5]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1.577" calcext:value-type="float">
            <text:p>1.577</text:p>
          </table:table-cell>
          <table:table-cell office:value-type="float" office:value="157.8" calcext:value-type="float">
            <text:p>157.8</text:p>
          </table:table-cell>
          <table:table-cell table:formula="of:=[.B6]*0.000001" office:value-type="float" office:value="0.0001578" calcext:value-type="float">
            <text:p>1.58E-04</text:p>
          </table:table-cell>
          <table:table-cell table:formula="of:=[.A6]" office:value-type="float" office:value="1.577" calcext:value-type="float">
            <text:p>1.577</text:p>
          </table:table-cell>
        </table:table-row>
        <table:table-row table:style-name="ro1">
          <table:table-cell office:value-type="float" office:value="2.062" calcext:value-type="float">
            <text:p>2.062</text:p>
          </table:table-cell>
          <table:table-cell office:value-type="float" office:value="206.3" calcext:value-type="float">
            <text:p>206.3</text:p>
          </table:table-cell>
          <table:table-cell table:formula="of:=[.B7]*0.000001" office:value-type="float" office:value="0.0002063" calcext:value-type="float">
            <text:p>2.06E-04</text:p>
          </table:table-cell>
          <table:table-cell table:formula="of:=[.A7]" office:value-type="float" office:value="2.062" calcext:value-type="float">
            <text:p>2.062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246" calcext:value-type="float">
            <text:p>246</text:p>
          </table:table-cell>
          <table:table-cell table:formula="of:=[.B8]*0.000001" office:value-type="float" office:value="0.000246" calcext:value-type="float">
            <text:p>2.46E-04</text:p>
          </table:table-cell>
          <table:table-cell table:formula="of:=[.A8]"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306" calcext:value-type="float">
            <text:p>306</text:p>
          </table:table-cell>
          <table:table-cell table:formula="of:=[.B9]*0.000001" office:value-type="float" office:value="0.000306" calcext:value-type="float">
            <text:p>3.06E-04</text:p>
          </table:table-cell>
          <table:table-cell table:formula="of:=[.A9]"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355" calcext:value-type="float">
            <text:p>355</text:p>
          </table:table-cell>
          <table:table-cell table:formula="of:=[.B10]*0.000001" office:value-type="float" office:value="0.000355" calcext:value-type="float">
            <text:p>3.55E-04</text:p>
          </table:table-cell>
          <table:table-cell table:formula="of:=[.A10]"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401" calcext:value-type="float">
            <text:p>401</text:p>
          </table:table-cell>
          <table:table-cell table:formula="of:=[.B11]*0.000001" office:value-type="float" office:value="0.000401" calcext:value-type="float">
            <text:p>4.01E-04</text:p>
          </table:table-cell>
          <table:table-cell table:formula="of:=[.A11]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453" calcext:value-type="float">
            <text:p>453</text:p>
          </table:table-cell>
          <table:table-cell table:formula="of:=[.B12]*0.000001" office:value-type="float" office:value="0.000453" calcext:value-type="float">
            <text:p>4.53E-04</text:p>
          </table:table-cell>
          <table:table-cell table:formula="of:=[.A12]" office:value-type="float" office:value="4.53" calcext:value-type="float">
            <text:p>4.53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504" calcext:value-type="float">
            <text:p>504</text:p>
          </table:table-cell>
          <table:table-cell table:formula="of:=[.B13]*0.000001" office:value-type="float" office:value="0.000504" calcext:value-type="float">
            <text:p>5.04E-04</text:p>
          </table:table-cell>
          <table:table-cell table:formula="of:=[.A13]"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50" calcext:value-type="float">
            <text:p>550</text:p>
          </table:table-cell>
          <table:table-cell table:formula="of:=[.B14]*0.000001" office:value-type="float" office:value="0.00055" calcext:value-type="float">
            <text:p>5.50E-04</text:p>
          </table:table-cell>
          <table:table-cell table:formula="of:=[.A14]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601" calcext:value-type="float">
            <text:p>601</text:p>
          </table:table-cell>
          <table:table-cell table:formula="of:=[.B15]*0.000001" office:value-type="float" office:value="0.000601" calcext:value-type="float">
            <text:p>6.01E-04</text:p>
          </table:table-cell>
          <table:table-cell table:formula="of:=[.A15]" office:value-type="float" office:value="6.01" calcext:value-type="float">
            <text:p>6.01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656" calcext:value-type="float">
            <text:p>656</text:p>
          </table:table-cell>
          <table:table-cell table:formula="of:=[.B16]*0.000001" office:value-type="float" office:value="0.000656" calcext:value-type="float">
            <text:p>6.56E-04</text:p>
          </table:table-cell>
          <table:table-cell table:formula="of:=[.A16]"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699" calcext:value-type="float">
            <text:p>699</text:p>
          </table:table-cell>
          <table:table-cell table:formula="of:=[.B17]*0.000001" office:value-type="float" office:value="0.000699" calcext:value-type="float">
            <text:p>6.99E-04</text:p>
          </table:table-cell>
          <table:table-cell table:formula="of:=[.A17]" office:value-type="float" office:value="6.99" calcext:value-type="float">
            <text:p>6.99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758" calcext:value-type="float">
            <text:p>758</text:p>
          </table:table-cell>
          <table:table-cell table:formula="of:=[.B18]*0.000001" office:value-type="float" office:value="0.000758" calcext:value-type="float">
            <text:p>7.58E-04</text:p>
          </table:table-cell>
          <table:table-cell table:formula="of:=[.A18]" office:value-type="float" office:value="7.58" calcext:value-type="float">
            <text:p>7.58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799" calcext:value-type="float">
            <text:p>799</text:p>
          </table:table-cell>
          <table:table-cell table:formula="of:=[.B19]*0.000001" office:value-type="float" office:value="0.000799" calcext:value-type="float">
            <text:p>7.99E-04</text:p>
          </table:table-cell>
          <table:table-cell table:formula="of:=[.A19]"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849" calcext:value-type="float">
            <text:p>849</text:p>
          </table:table-cell>
          <table:table-cell table:formula="of:=[.B20]*0.000001" office:value-type="float" office:value="0.000849" calcext:value-type="float">
            <text:p>8.49E-04</text:p>
          </table:table-cell>
          <table:table-cell table:formula="of:=[.A20]"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902" calcext:value-type="float">
            <text:p>902</text:p>
          </table:table-cell>
          <table:table-cell table:formula="of:=[.B21]*0.000001" office:value-type="float" office:value="0.000902" calcext:value-type="float">
            <text:p>9.02E-04</text:p>
          </table:table-cell>
          <table:table-cell table:formula="of:=[.A21]" office:value-type="float" office:value="9.01" calcext:value-type="float">
            <text:p>9.01</text:p>
          </table:table-cell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954" calcext:value-type="float">
            <text:p>954</text:p>
          </table:table-cell>
          <table:table-cell table:formula="of:=[.B22]*0.000001" office:value-type="float" office:value="0.000954" calcext:value-type="float">
            <text:p>9.54E-04</text:p>
          </table:table-cell>
          <table:table-cell table:formula="of:=[.A22]" office:value-type="float" office:value="9.53" calcext:value-type="float">
            <text:p>9.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table:formula="of:=[.B23]*0.000001" office:value-type="float" office:value="0.001001" calcext:value-type="float">
            <text:p>1.00E-03</text:p>
          </table:table-cell>
          <table:table-cell table:formula="of:=[.A23]" office:value-type="float" office:value="10" calcext:value-type="float">
            <text:p>10</text:p>
          </table:table-cell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0T21:43:30.117556017</dc:date>
    <meta:editing-duration>PT23M</meta:editing-duration>
    <meta:editing-cycles>1</meta:editing-cycles>
    <meta:document-statistic meta:table-count="1" meta:cell-count="92" meta:object-count="1"/>
    <meta:generator>LibreOffice/7.6.2.1$Linux_X86_64 LibreOffice_project/9d0b4c0791fc17bc4181a67fd90c5aaed576d1c0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Ohm's Law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81">
      <style:chart-properties loext:regression-x-name="I" loext:regression-y-name="V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1cm" svg:height="12.592cm" xlink:href=".." xlink:type="simple" chart:class="chart:scatter" chart:style-name="ch1">
        <chart:title svg:x="3.349cm" svg:y="0.387cm" chart:style-name="ch2">
          <text:p>Experimental V-I-Characterics of Unknown R1</text:p>
        </chart:title>
        <chart:plot-area chart:style-name="ch3" table:cell-range-address="'V-I_curve_R1'.C1:'V-I_curve_R1'.D23" chart:data-source-has-labels="row" svg:x="1.331cm" svg:y="1.417cm" svg:width="14.37cm" svg:height="9.943cm">
          <chart:coordinate-region svg:x="2.072cm" svg:y="1.616cm" svg:width="12.939cm" svg:height="9.097cm"/>
          <chart:axis chart:dimension="x" chart:name="primary-x" chart:style-name="ch4">
            <chart:title svg:x="8.194cm" svg:y="11.611cm" chart:style-name="ch5">
              <text:p>I / A</text:p>
            </chart:title>
            <chart:grid chart:style-name="ch6" chart:class="major"/>
          </chart:axis>
          <chart:axis chart:dimension="y" chart:name="primary-y" chart:style-name="ch7">
            <chart:title svg:x="0.451cm" svg:y="6.776cm" chart:style-name="ch8">
              <text:p>V / V</text:p>
            </chart:title>
            <chart:grid chart:style-name="ch6" chart:class="major"/>
          </chart:axis>
          <chart:series chart:style-name="ch9" chart:values-cell-range-address="'V-I_curve_R1'.D2:'V-I_curve_R1'.D23" chart:label-cell-address="'V-I_curve_R1'.D1:'V-I_curve_R1'.D1" chart:class="chart:scatter">
            <chart:domain table:cell-range-address="'V-I_curve_R1'.C2:'V-I_curve_R1'.C23"/>
            <chart:regression-curve chart:style-name="ch10">
              <chart:equation chart:display-equation="true" chart:display-r-square="true" chart:style-name="ch11"/>
            </chart:regression-curve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 / V</text:p>
                <draw:g>
                  <svg:desc>'V-I_curve_R1'.D1:'V-I_curve_R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V-I_curve_R1'.C2:'V-I_curve_R1'.C23</svg:desc>
                </draw:g>
              </table:table-cell>
              <table:table-cell office:value-type="float" office:value="0">
                <text:p>0</text:p>
                <draw:g>
                  <svg:desc>'V-I_curve_R1'.D2:'V-I_curve_R1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341">
                <text:p>0.0000341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629">
                <text:p>0.0000629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999">
                <text:p>0.0000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578">
                <text:p>0.0001578</text:p>
              </table:table-cell>
              <table:table-cell office:value-type="float" office:value="1.577">
                <text:p>1.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063">
                <text:p>0.0002063</text:p>
              </table:table-cell>
              <table:table-cell office:value-type="float" office:value="2.062">
                <text:p>2.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46">
                <text:p>0.000246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06">
                <text:p>0.00030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355">
                <text:p>0.00035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401">
                <text:p>0.00040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453">
                <text:p>0.000453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504">
                <text:p>0.000504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55">
                <text:p>0.0005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601">
                <text:p>0.000601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656">
                <text:p>0.000656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699">
                <text:p>0.000699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758">
                <text:p>0.000758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799">
                <text:p>0.00079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849">
                <text:p>0.000849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902">
                <text:p>0.000902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954">
                <text:p>0.000954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001">
                <text:p>0.00100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9d0b4c0791fc17bc4181a67fd90c5aaed576d1c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